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Section 1</text:title></text:p>
      <text:p text:style-name="OrgTitle"/>
      <text:p text:style-name="OrgSubtitle"><text:initial-creator>Mohammed Asir Shahid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ed2d156">1. Basic Terminology</text:a></text:p>
        </text:index-body>
      </text:table-of-content>
      <text:h text:style-name="Heading_20_1" text:outline-level="1" text:is-list-header="false">
<text:bookmark-start text:name="OrgXref.orged2d156"/>
<text:bookmark text:name="orged2d156"/>Basic Terminology
<text:bookmark-end text:name="OrgXref.orged2d156"/></text:h>
      <text:p text:style-name="OrgSrcBlockLastLine"><text:span text:style-name="OrgSrcFontLockKeywordFace">print</text:span>(<text:span text:style-name="OrgSrcHighlightNumbersNumber">2</text:span>+<text:span text:style-name="OrgSrcHighlightNumbersNumber">2</text:span>)</text:p>
      <text:p text:style-name="OrgFixedWidthBlockLastLine">4</text:p>
      <text:p text:style-name="Text_20_body">The above is an expression consisting of operators (such as the +) and values (such as the 2). Expressions always evaluate down to a single value.
</text:p>
      <text:p text:style-name="OrgSrcBlock"><text:span text:style-name="OrgSrcFontLockKeywordFace">print</text:span>(<text:span text:style-name="OrgSrcHighlightNumbersNumber">2</text:span>)</text:p>
      <text:p text:style-name="OrgSrcBlock"><text:span text:style-name="OrgSrcFontLockKeywordFace">print</text:span>(<text:span text:style-name="OrgSrcHighlightNumbersNumber">5</text:span>-<text:span text:style-name="OrgSrcHighlightNumbersNumber">3</text:span>)</text:p>
      <text:p text:style-name="OrgSrcBlock"><text:span text:style-name="OrgSrcFontLockKeywordFace">print</text:span>(<text:span text:style-name="OrgSrcHighlightNumbersNumber">3</text:span>*<text:span text:style-name="OrgSrcHighlightNumbersNumber">7</text:span>)</text:p>
      <text:p text:style-name="OrgSrcBlockLastLine"><text:span text:style-name="OrgSrcFontLockKeywordFace">print</text:span>(<text:span text:style-name="OrgSrcHighlightNumbersNumber">22</text:span>/<text:span text:style-name="OrgSrcHighlightNumbersNumber">7</text:span>)</text:p>
      <text:p text:style-name="OrgFixedWidthBlock">2</text:p>
      <text:p text:style-name="OrgFixedWidthBlock">2</text:p>
      <text:p text:style-name="OrgFixedWidthBlock">21</text:p>
      <text:p text:style-name="OrgFixedWidthBlockLastLine">3.142857142857143</text:p>
      <text:p text:style-name="Text_20_body">The order of operations follow PEMDAS, so we can use parentheses in order to show what we really want.
</text:p>
      <text:p text:style-name="OrgSrcBlock"><text:span text:style-name="OrgSrcFontLockKeywordFace">print</text:span>(<text:span text:style-name="OrgSrcHighlightNumbersNumber">2</text:span>+<text:span text:style-name="OrgSrcHighlightNumbersNumber">3</text:span>*<text:span text:style-name="OrgSrcHighlightNumbersNumber">6</text:span>)</text:p>
      <text:p text:style-name="OrgSrcBlockLastLine"><text:span text:style-name="OrgSrcFontLockKeywordFace">print</text:span>((<text:span text:style-name="OrgSrcHighlightNumbersNumber">2</text:span>+<text:span text:style-name="OrgSrcHighlightNumbersNumber">3</text:span>)*<text:span text:style-name="OrgSrcHighlightNumbersNumber">6</text:span>)</text:p>
      <text:p text:style-name="OrgFixedWidthBlock">20</text:p>
      <text:p text:style-name="OrgFixedWidthBlockLastLine">30</text:p>
      <text:p text:style-name="Text_20_body">We can get errors when we mess things up
</text:p>
      <text:p text:style-name="OrgSrcBlockLastLine"><text:span text:style-name="OrgSrcFontLockKeywordFace">print</text:span>(<text:span text:style-name="OrgSrcHighlightNumbersNumber">5</text:span>+)</text:p>
      <text:p text:style-name="Text_20_body">We can have strings and they can also be concatenated or replicated.
</text:p>
      <text:p text:style-name="OrgSrcBlock"><text:span text:style-name="OrgSrcFontLockKeywordFace">print</text:span>(<text:span text:style-name="OrgSrcFontLockStringFace">"Hello<text:s/>World"</text:span>)</text:p>
      <text:p text:style-name="OrgSrcBlock"><text:span text:style-name="OrgSrcFontLockKeywordFace">print</text:span>(<text:span text:style-name="OrgSrcFontLockStringFace">"Alice"</text:span><text:s/>+<text:s/><text:span text:style-name="OrgSrcFontLockStringFace">"Bob"</text:span>)</text:p>
      <text:p text:style-name="OrgSrcBlock"><text:span text:style-name="OrgSrcFontLockKeywordFace">print</text:span>(<text:span text:style-name="OrgSrcFontLockStringFace">"Alice"</text:span>*<text:span text:style-name="OrgSrcHighlightNumbersNumber">3</text:span>)</text:p>
      <text:p text:style-name="OrgSrcBlockLastLine"><text:span text:style-name="OrgSrcFontLockKeywordFace">print</text:span>(<text:span text:style-name="OrgSrcFontLockStringFace">"Hello"</text:span><text:s/>+<text:s/><text:span text:style-name="OrgSrcFontLockStringFace">"!"</text:span>*<text:span text:style-name="OrgSrcHighlightNumbersNumber">10</text:span>)</text:p>
      <text:p text:style-name="OrgFixedWidthBlock">Hello World</text:p>
      <text:p text:style-name="OrgFixedWidthBlock">AliceBob</text:p>
      <text:p text:style-name="OrgFixedWidthBlock">AliceAliceAlice</text:p>
      <text:p text:style-name="OrgFixedWidthBlockLastLine">Hello!!!!!!!!!!</text:p>
      <text:p text:style-name="Text_20_body">Python can store values inside of variables. Usually it is smart to name variables that describe the values that they contain. Variables can also be overwritten easily.
</text:p>
      <text:p text:style-name="OrgSrcBlock"><text:span text:style-name="OrgSrcFontLockVariableNameFace">spam</text:span>=<text:span text:style-name="OrgSrcHighlightNumbersNumber">42</text:span></text:p>
      <text:p text:style-name="OrgSrcBlock"><text:span text:style-name="OrgSrcFontLockKeywordFace">print</text:span>(spam)</text:p>
      <text:p text:style-name="OrgSrcBlock"><text:span text:style-name="OrgSrcFontLockVariableNameFace">spam</text:span>=<text:span text:style-name="OrgSrcFontLockStringFace">"Hello"</text:span></text:p>
      <text:p text:style-name="OrgSrcBlock"><text:span text:style-name="OrgSrcFontLockKeywordFace">print</text:span>(spam)</text:p>
      <text:p text:style-name="OrgSrcBlockLastLine"><text:span text:style-name="OrgSrcFontLockKeywordFace">print</text:span>(spam<text:s/>+<text:s/><text:span text:style-name="OrgSrcFontLockStringFace">"<text:s/>World"</text:span>)</text:p>
      <text:p text:style-name="OrgFixedWidthBlock">42</text:p>
      <text:p text:style-name="OrgFixedWidthBlock">Hello</text:p>
      <text:p text:style-name="OrgFixedWidthBlockLastLine">Hello World</text:p>
      <text:p text:style-name="Text_20_body">Variables can also be set to different expressions. The expression will be evaluated and then that value will be set to the variable.
</text:p>
      <text:p text:style-name="OrgSrcBlock"><text:span text:style-name="OrgSrcFontLockVariableNameFace">spam</text:span>=<text:span text:style-name="OrgSrcHighlightNumbersNumber">2</text:span>+<text:span text:style-name="OrgSrcHighlightNumbersNumber">2</text:span></text:p>
      <text:p text:style-name="OrgSrcBlock"><text:span text:style-name="OrgSrcFontLockKeywordFace">print</text:span>(spam)</text:p>
      <text:p text:style-name="OrgSrcBlock"><text:span text:style-name="OrgSrcFontLockVariableNameFace">spam</text:span>=<text:span text:style-name="OrgSrcHighlightNumbersNumber">10</text:span></text:p>
      <text:p text:style-name="OrgSrcBlock"><text:span text:style-name="OrgSrcFontLockKeywordFace">print</text:span>(spam)</text:p>
      <text:p text:style-name="OrgSrcBlock"><text:span text:style-name="OrgSrcFontLockVariableNameFace">spam</text:span>=spam+<text:span text:style-name="OrgSrcHighlightNumbersNumber">1</text:span></text:p>
      <text:p text:style-name="OrgSrcBlockLastLine"><text:span text:style-name="OrgSrcFontLockKeywordFace">print</text:span>(spam)</text:p>
      <text:p text:style-name="OrgFixedWidthBlock">4</text:p>
      <text:p text:style-name="OrgFixedWidthBlock">10</text:p>
      <text:p text:style-name="OrgFixedWidthBlockLastLine">11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FontLockVariableNameFace" style:family="text">
      <style:text-properties fo:color="#dcaeea"/>
    </style:style>
    <style:style style:name="OrgSrcFontLockStringFace" style:family="text">
      <style:text-properties fo:color="#98be65"/>
    </style:style>
    <style:style style:name="OrgSrcBlock" style:family="paragraph" style:parent-style-name="Preformatted_20_Text">
      <style:paragraph-properties fo:background-color="#282c34" fo:padding="0.049cm" fo:border="0.51pt solid #000000" style:shadow="none">
        <style:background-image/>
      </style:paragraph-properties>
      <style:text-properties fo:color="#bbc2cf"/>
    </style:style>
    <style:style style:name="OrgSrcHighlightNumbersNumber" style:family="text">
      <style:text-properties fo:color="#bbc2cf"/>
    </style:style>
    <style:style style:name="OrgSrcFontLockKeywordFace" style:family="text">
      <style:text-properties fo:color="#51afef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Mohammed Asir Shahid</dc:creator>
    <meta:initial-creator>Mohammed Asir Shahid</meta:initial-creator>
    <dc:date>2021-07-24T20:27:42</dc:date>
    <meta:creation-date>2021-07-24T20:27:42</meta:creation-date>
    <meta:generator>Emacs 27.2 (Org mode 9.5)</meta:generator>
    <meta:keyword/>
    <dc:subject/>
    <dc:title>Section 1</dc:title>
  </office:meta>
</office:document-meta>
</file>